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16.933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paragraph-rsid="0006bffc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6bffc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74d2c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77062" officeooo:paragraph-rsid="0006bffc"/>
    </style:style>
    <style:style style:name="P5" style:family="paragraph" style:parent-style-name="Table_20_Contents" style:list-style-name="L1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06bffc"/>
    </style:style>
    <style:style style:name="P6" style:family="paragraph" style:parent-style-name="Table_20_Contents" style:list-style-name="L3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06bffc"/>
    </style:style>
    <style:style style:name="P7" style:family="paragraph" style:parent-style-name="Table_20_Contents" style:list-style-name="L3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074d2c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06bf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062" style:font-weight-asian="bold" style:font-weight-complex="bold"/>
    </style:style>
    <style:style style:name="T3" style:family="text">
      <style:text-properties fo:font-weight="bold" officeooo:rsid="0006bffc" style:font-weight-asian="bold" style:font-weight-complex="bold"/>
    </style:style>
    <style:style style:name="T4" style:family="text">
      <style:text-properties officeooo:rsid="0016bc0b"/>
    </style:style>
    <style:style style:name="T5" style:family="text">
      <style:text-properties officeooo:rsid="00177062"/>
    </style:style>
    <style:style style:name="T6" style:family="text">
      <style:text-properties officeooo:rsid="0006bffc"/>
    </style:style>
    <style:style style:name="T7" style:family="text">
      <style:text-properties fo:font-weight="normal" officeooo:rsid="0006bffc" style:font-weight-asian="normal" style:font-weight-complex="normal"/>
    </style:style>
    <style:style style:name="T8" style:family="text">
      <style:text-properties fo:font-weight="normal" officeooo:rsid="00074d2c" style:font-weight-asian="normal" style:font-weight-complex="normal"/>
    </style:style>
    <style:style style:name="T9" style:family="text">
      <style:text-properties officeooo:rsid="00074d2c"/>
    </style:style>
    <text:list-style style:name="L1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Cas n° </text:span><text:span text:style-name="Strong_20_Emphasis"><text:span text:style-name="T9">4</text:span></text:span></text:p>
            <text:p text:style-name="P2"><text:bookmark text:name="r-2111854"/><text:span text:style-name="T1">Nom : </text:span><text:span text:style-name="T7">Préparation d’une commande</text:span> (package « <text:span text:style-name="T4">Domaine fonctionnel production</text:span> »)</text:p>
            <text:p text:style-name="P2"><text:bookmark text:name="r-2111855"/><text:span text:style-name="Strong_20_Emphasis">Acteur(s) :</text:span> <text:span text:style-name="T6">Pizzaiolo</text:span><text:line-break/><text:span text:style-name="Strong_20_Emphasis">Description :</text:span> <text:span text:style-name="T6">Le pizzaiolo doit pouvoir préparer la commande à partir des informations reçues du système. </text:span><text:line-break/><text:span text:style-name="Strong_20_Emphasis">Auteur :</text:span> <text:span text:style-name="T4">Ronan LE HAY</text:span><text:line-break/><text:span text:style-name="Strong_20_Emphasis">Date(s) :</text:span> <text:span text:style-name="T4">29</text:span>/11/201<text:span text:style-name="T4">7</text:span></text:p>
            <text:p text:style-name="P2"><text:bookmark text:name="r-2130207"/><text:span text:style-name="Strong_20_Emphasis">Pré-conditions :</text:span> <text:span text:style-name="T6">Une commande client doit avoir été validée et attribuée au pizzaiolo</text:span><text:line-break/><text:span text:style-name="Strong_20_Emphasis">Démarrage :</text:span> <text:span text:style-name="T6">Le pizzaiolo choisi la page « Préparation d’une commande » ou choisi « Commande suivante » depuis cette même page.</text:span></text:p>
          </table:table-cell>
        </table:table-row>
        <table:table-row table:style-name="Tableau1.2">
          <table:table-cell table:style-name="Tableau1.A1" office:value-type="string">
            <text:p text:style-name="P2"><text:span text:style-name="Strong_20_Emphasis">DESCRIPTION</text:span></text:p>
            <text:p text:style-name="P2"><text:bookmark text:name="r-2111859"/><text:span text:style-name="Strong_20_Emphasis">Le scénario nominal</text:span></text:p>
            <text:p text:style-name="P2"><text:bookmark text:name="r-2111860"/>1. <text:span text:style-name="Strong_20_Emphasis">Le système</text:span> <text:span text:style-name="T5">fait appel au cas d’utilisation interne « Réception de la commande »</text:span><text:line-break/>2. <text:span text:style-name="T2">Le système</text:span><text:span text:style-name="T5"> affiche la prochaine commande à préparer. Déterminée selon les critères détaillés dans la partir « Critères d’attribution des commandes ».</text:span><text:line-break/>3.<text:span text:style-name="Strong_20_Emphasis"> Le système</text:span> <text:span text:style-name="T6">fait appel au cas d’utilisation internet « Affichage des recettes »</text:span><text:line-break/>4. <text:span text:style-name="T3">Le système</text:span><text:span text:style-name="T6"> affiche les recettes de toutes les pizzas contenues dans la commande.</text:span><text:line-break/>5. <text:span text:style-name="T3">Le pizzaiolo </text:span><text:span text:style-name="T7">prépare les différentes pizzas de la commande.</text:span><text:line-break/>6. <text:span text:style-name="Strong_20_Emphasis">Le </text:span><text:span text:style-name="Strong_20_Emphasis"><text:span text:style-name="T6">pizzaiolo</text:span></text:span><text:span text:style-name="Strong_20_Emphasis"><text:span text:style-name="T7"> clique sur valider la préparation de la commande.</text:span></text:span><text:line-break/>7. <text:span text:style-name="Strong_20_Emphasis">Le système</text:span> <text:span text:style-name="T6">fait appel au cas d’utilisation interne « Validation de la préparation »</text:span><text:bookmark text:name="r-2111865"/><text:bookmark text:name="r-2111866"/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Strong_20_Emphasis">Fin :</text:span></text:p>
            <text:list xml:id="list7856787642035432465" text:style-name="L1">
              <text:list-item>
                <text:p text:style-name="P5"><text:bookmark text:name="r-2111894"/><text:bookmark text:name="r-2111898"/><text:bookmark text:name="r-2111895"/>Scénario nominal : <text:span text:style-name="T9">Au point 7 après validation par le pizzaiolo de la préparation de la commande.</text:span>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p text:style-name="P3"><text:span text:style-name="Strong_20_Emphasis">Post-conditions :</text:span></text:p>
            <text:list xml:id="list7013350377394492649" text:style-name="L3">
              <text:list-item>
                <text:p text:style-name="P7"><text:bookmark text:name="r-21119031"/><text:bookmark text:name="r-21119001"/><text:bookmark text:name="r-21579131"/><text:span text:style-name="Strong_20_Emphasis">Scénario nominal : </text:span><text:span text:style-name="Strong_20_Emphasis"><text:span text:style-name="T8">Le statut de la commande passe en « Prête à livrer » et rejoint la liste des pizza à livrer.</text:span>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02:57.071354219</meta:creation-date>
    <dc:date>2017-11-29T16:17:33.279063801</dc:date>
    <meta:editing-duration>PT2M33S</meta:editing-duration>
    <meta:editing-cycles>1</meta:editing-cycles>
    <meta:document-statistic meta:table-count="1" meta:image-count="0" meta:object-count="0" meta:page-count="1" meta:paragraph-count="11" meta:word-count="228" meta:character-count="1347" meta:non-whitespace-character-count="1131"/>
    <meta:generator>LibreOffice/5.1.6.2$Linux_X86_64 LibreOffice_project/10m0$Build-2</meta:generator>
  </office:meta>
</office:document-meta>
</file>